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3" style:family="paragraph" style:parent-style-name="Standard">
      <style:paragraph-properties fo:text-align="center" style:justify-single-word="false"/>
      <style:text-properties officeooo:paragraph-rsid="0c8b5238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10d3b7a8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9" style:family="paragraph" style:parent-style-name="Standard">
      <style:text-properties officeooo:paragraph-rsid="1112d7d0"/>
    </style:style>
    <style:style style:name="P30" style:family="paragraph" style:parent-style-name="Standard">
      <style:text-properties officeooo:paragraph-rsid="1032d175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officeooo:paragraph-rsid="0e8aa5aa"/>
    </style:style>
    <style:style style:name="P34" style:family="paragraph" style:parent-style-name="Standard">
      <style:text-properties officeooo:paragraph-rsid="10d55cfb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1b7211"/>
    </style:style>
    <style:style style:name="P43" style:family="paragraph" style:parent-style-name="Footnote">
      <style:paragraph-properties fo:text-indent="0cm" style:auto-text-indent="false"/>
      <style:text-properties officeooo:paragraph-rsid="111e13e8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>
      <style:text-properties officeooo:paragraph-rsid="0fc8b815"/>
    </style:style>
    <style:style style:name="P49" style:family="paragraph" style:parent-style-name="Standard">
      <style:text-properties fo:language="en" fo:country="GB" officeooo:rsid="103c421a" officeooo:paragraph-rsid="103c421a"/>
    </style:style>
    <style:style style:name="P50" style:family="paragraph" style:parent-style-name="Standard">
      <style:text-properties fo:language="en" fo:country="GB" officeooo:rsid="103cd3c9" officeooo:paragraph-rsid="10e76724"/>
    </style:style>
    <style:style style:name="P51" style:family="paragraph" style:parent-style-name="Standard">
      <style:text-properties fo:language="en" fo:country="GB" officeooo:rsid="103d9705" officeooo:paragraph-rsid="10e76724"/>
    </style:style>
    <style:style style:name="P52" style:family="paragraph" style:parent-style-name="Standard">
      <style:text-properties fo:language="en" fo:country="GB" officeooo:paragraph-rsid="0fc8b815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text-properties officeooo:paragraph-rsid="103a8b8d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6" style:family="paragraph" style:parent-style-name="Standard">
      <style:text-properties officeooo:paragraph-rsid="10e76724"/>
    </style:style>
    <style:style style:name="P57" style:family="paragraph" style:parent-style-name="Standard">
      <style:text-properties fo:language="en" fo:country="GB" officeooo:paragraph-rsid="10414f85"/>
    </style:style>
    <style:style style:name="P58" style:family="paragraph" style:parent-style-name="Standard">
      <style:paragraph-properties fo:text-align="center" style:justify-single-word="false"/>
      <style:text-properties officeooo:paragraph-rsid="10460ef1"/>
    </style:style>
    <style:style style:name="P59" style:family="paragraph" style:parent-style-name="Standard">
      <style:text-properties fo:language="en" fo:country="GB" officeooo:rsid="10460ef1" officeooo:paragraph-rsid="10460ef1"/>
    </style:style>
    <style:style style:name="P60" style:family="paragraph" style:parent-style-name="Standard">
      <style:text-properties officeooo:rsid="104324ed" officeooo:paragraph-rsid="10e76724"/>
    </style:style>
    <style:style style:name="P61" style:family="paragraph" style:parent-style-name="Standard">
      <style:text-properties officeooo:paragraph-rsid="10ff453c"/>
    </style:style>
    <style:style style:name="P62" style:family="paragraph" style:parent-style-name="Standard">
      <style:text-properties officeooo:rsid="104ba919" officeooo:paragraph-rsid="10e76724"/>
    </style:style>
    <style:style style:name="P63" style:family="paragraph" style:parent-style-name="Standard">
      <style:text-properties officeooo:rsid="104d5027" officeooo:paragraph-rsid="10e76724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ed3433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db5b0b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8" style:family="paragraph" style:parent-style-name="Standard">
      <style:paragraph-properties fo:text-align="center" style:justify-single-word="false"/>
      <style:text-properties officeooo:paragraph-rsid="0e38fc62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0cc79a2d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7" style:family="paragraph" style:parent-style-name="Standard">
      <style:text-properties officeooo:paragraph-rsid="0a0f8417"/>
    </style:style>
    <style:style style:name="P88" style:family="paragraph" style:parent-style-name="Standard">
      <style:text-properties officeooo:paragraph-rsid="10de8c2b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style:font-name="Liberation Sans" fo:font-size="12pt" fo:language="en" fo:country="GB"/>
    </style:style>
    <style:style style:name="T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a1f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50d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7bc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6ed0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officeooo:rsid="10e76724"/>
    </style:style>
    <style:style style:name="T135" style:family="text">
      <style:text-properties officeooo:rsid="103c421a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officeooo:rsid="106d22f6"/>
    </style:style>
    <style:style style:name="T149" style:family="text">
      <style:text-properties officeooo:rsid="1069ed98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language="en" fo:country="GB"/>
    </style:style>
    <style:style style:name="T152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4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9" style:family="text">
      <style:text-properties fo:language="en" fo:country="GB" fo:font-weight="bold" style:font-weight-asian="bold" style:font-weight-complex="bold"/>
    </style:style>
    <style:style style:name="T160" style:family="text">
      <style:text-properties fo:language="en" fo:country="GB" fo:font-weight="bold" officeooo:rsid="104d5027" style:font-weight-asian="bold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style:font-name="Liberation Sans" fo:font-size="12pt" fo:language="en" fo:country="GB" officeooo:rsid="0f51b898"/>
    </style:style>
    <style:style style:name="T17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11" draw:name="Gebruiker 1" draw:style-name="gr1" draw:text-style-name="P6" svg:width="6.002cm" svg:height="0.5cm" draw:control="control10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12" draw:name="Gberuikersnaam 2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13" draw:name="Computernaam 1" draw:style-name="gr1" draw:text-style-name="P6" svg:width="6.002cm" svg:height="0.5cm" draw:control="control12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14" draw:name="Gebruiker 2" draw:style-name="gr1" draw:text-style-name="P6" svg:width="6.002cm" svg:height="0.5cm" draw:control="control13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15" draw:name="Gberuikersnaam 1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8" draw:name="Vorm 5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1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><text:span text:style-name="T56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4"><text:span text:style-name="T71">Type, followed by the Enter key: </text:span><text:span text:style-name="User_20_Entry"><text:span text:style-name="T7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3">Choose</text:span><text:span text:style-name="T74"> </text:span><text:span text:style-name="Strong_20_Emphasis"><text:span text:style-name="T75">1</text:span></text:span><text:span text:style-name="T74"> Prepar</text:span><text:span text:style-name="T76">e</text:span><text:span text:style-name="T74"> installation</text:span><text:span text:style-name="T77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8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9">Perform installation</text:span></text:span><text:bookmark-end text:name="__RefNumPara__4009_12717081281"/></text:p>
        </text:list-item>
      </text:list>
      <text:p text:style-name="P39"><text:span text:style-name="Strong_20_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2" draw:text-style-name="P19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80">Boot the computer from</text:span><text:span text:style-name="T81"><text:note text:id="ftn2" text:note-class="footnote"><text:note-citation>1</text:note-citation><text:note-body><text:p text:style-name="P40"><text:span text:style-name="T82">Boot menu/Setup via one of the </text:span><text:span text:style-name="T83">f</text:span><text:span text:style-name="T82">requently used keys: </text:span><text:span text:style-name="T84">Esc</text:span><text:span text:style-name="T85">, </text:span><text:span text:style-name="T84">Delete</text:span><text:span text:style-name="T85">, </text:span><text:span text:style-name="T84">F1</text:span><text:span text:style-name="T85">, </text:span><text:span text:style-name="T84">F2</text:span><text:span text:style-name="T85">, </text:span><text:span text:style-name="T84">F9</text:span><text:span text:style-name="T85">, </text:span><text:span text:style-name="T84">F10</text:span><text:span text:style-name="T85">, </text:span><text:span text:style-name="T84">F11</text:span><text:span text:style-name="T85">, or </text:span><text:span text:style-name="T84">F12</text:span></text:p></text:note-body></text:note></text:span><text:span text:style-name="T80"> an </text:span><text:span text:style-name="T86"><text:user-field-get text:name="Distro">Debian</text:user-field-get></text:span><text:span text:style-name="T87"><text:s/></text:span><text:span text:style-name="T88">Server</text:span><text:span text:style-name="T89"> </text:span><text:span text:style-name="T90">Live</text:span><text:span text:style-name="T91"><text:note text:id="ftn3" text:note-class="footnote"><text:note-citation>2</text:note-citation><text:note-body><text:p text:style-name="P41"><text:span text:style-name="T92">From a Live USB stick you can boot and work with </text:span><text:span text:style-name="T93"><text:user-field-get text:name="Distro">Debian</text:user-field-get></text:span><text:span text:style-name="T93"><text:s/></text:span><text:span text:style-name="T92">without modifying any files on the hard drive and also allows installation of </text:span><text:span text:style-name="T93"><text:user-field-get text:name="Distro">Debian</text:user-field-get></text:span><text:span text:style-name="T93">.</text:span></text:p></text:note-body></text:note></text:span><text:span text:style-name="T94"> USB stick</text:span><text:span text:style-name="T95"><text:note text:id="ftn4" text:note-class="footnote"><text:note-citation>3</text:note-citation><text:note-body><text:p text:style-name="P42"><text:span text:style-name="T96">Go to</text:span><text:span text:style-name="T97"> </text:span><text:a xlink:type="simple" xlink:href="https://www.debian.org/" text:style-name="Internet_20_link" text:visited-style-name="Visited_20_Internet_20_Link"><text:span text:style-name="T98">debian.org</text:span></text:a><text:span text:style-name="T97">, </text:span><text:span text:style-name="T99">and </text:span><text:span text:style-name="T100">click on</text:span><text:span text:style-name="T99"> </text:span><text:span text:style-name="Sterk_20_accent_20_voetnoot"><text:span text:style-name="T101">Other downloads</text:span></text:span><text:span text:style-name="T102"> (under “Download”) </text:span><text:span text:style-name="T99">and </text:span><text:span text:style-name="T100">then on</text:span><text:span text:style-name="T102"> </text:span><text:span text:style-name="Strong_20_Emphasis"><text:span text:style-name="T103">Other live ISO</text:span></text:span><text:span text:style-name="T102"> (under “</text:span><text:span text:style-name="T104">T</text:span><text:span text:style-name="T102">ry </text:span><text:span text:style-name="T102"><text:user-field-get text:name="Distro">Debian</text:user-field-get></text:span><text:span text:style-name="T102"><text:s/>live before installing”)</text:span><text:span text:style-name="T105">.</text:span></text:p><text:p text:style-name="P43"><text:span text:style-name="T100">Click on</text:span><text:span text:style-name="T106"> </text:span><text:span text:style-name="Strong_20_Emphasis"><text:span text:style-name="T107">debian-live-...-amd64-standard.iso</text:span></text:span><text:span text:style-name="T108">.</text:span><text:span text:style-name="Strong_20_Emphasis"><text:span text:style-name="T109"><text:line-break/></text:span></text:span><text:span text:style-name="Strong_20_Emphasis"><text:span text:style-name="T110">T</text:span></text:span><text:span text:style-name="Strong_20_Emphasis"><text:span text:style-name="T111">o c</text:span></text:span><text:span text:style-name="Strong_20_Emphasis"><text:span text:style-name="T109">reate a bootable USB stick, </text:span></text:span><text:span text:style-name="Strong_20_Emphasis"><text:span text:style-name="T110">see</text:span></text:span><text:span text:style-name="Strong_20_Emphasis"><text:span text:style-name="T112"> </text:span></text:span><text:span text:style-name="Sterk_20_accent_20_voetnoot"><text:span text:style-name="T113">Linux informati</text:span></text:span><text:span text:style-name="Sterk_20_accent_20_voetnoot"><text:span text:style-name="T114">on</text:span></text:span><text:span text:style-name="Strong_20_Emphasis"><text:span text:style-name="T112"> at </text:span></text:span><text:a xlink:type="simple" xlink:href="https://karelzimmer.nl/en" text:style-name="Internet_20_link" text:visited-style-name="Visited_20_Internet_20_Link"><text:span text:style-name="Strong_20_Emphasis"><text:span text:style-name="T115">karelzimmer.nl/en</text:span></text:span></text:a><text:span text:style-name="Strong_20_Emphasis"><text:span text:style-name="T112"> </text:span></text:span><text:span text:style-name="Strong_20_Emphasis"><text:span text:style-name="T116">and Linux!</text:span>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8">Sele</text:span><text:span text:style-name="T119">ct</text:span><text:span text:style-name="T120"> </text:span><text:span text:style-name="Strong_20_Emphasis"><text:span text:style-name="T121">Start installer</text:span></text:span><text:span text:style-name="T122"> </text:span><text:span text:style-name="T123">and press </text:span><text:span text:style-name="T124">the</text:span><text:span text:style-name="T125"> </text:span><text:span text:style-name="T126">Enter</text:span><text:span text:style-name="T124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7"/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64"><draw:control text:anchor-type="as-char" draw:z-index="23" draw:name="Vorm 3" draw:style-name="gr2" draw:text-style-name="P1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47"><text:span text:style-name="T128">Connect to the </text:span><text:span text:style-name="T129">network</text:span><text:span text:style-name="T12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><draw:control text:anchor-type="as-char" draw:z-index="4" draw:name="Vorm13" draw:style-name="gr2" draw:text-style-name="P19" svg:width="0.35cm" svg:height="0.35cm" draw:control="control3"/></text:p>
          </table:table-cell>
          <table:table-cell table:style-name="_32_._5f_Installatie_5f_uitvoeren.C8" office:value-type="string">
            <text:p text:style-name="P48"><text:span text:style-name="T130">At</text:span><text:span text:style-name="T131"> </text:span><text:span text:style-name="Strong_20_Emphasis"><text:span text:style-name="T132">Select your location</text:span></text:span><text:span text:style-name="T133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other</text:span> <text:span text:style-name="T134">and click </text:span><text:span text:style-name="Strong_20_Emphasis"><text:span text:style-name="T134">Continue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Europe</text:span><text:span text:style-name="T135"> </text:span><text:span text:style-name="T134">and click </text:span><text:span text:style-name="Strong_20_Emphasis"><text:span text:style-name="T134">Continue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>Click on <text:span text:style-name="Strong_20_Emphasis">Netherlands</text:span><text:span text:style-name="T135"> </text:span><text:span text:style-name="T134">and click </text:span><text:span text:style-name="Strong_20_Emphasis"><text:span text:style-name="T134">Continue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2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><text:span text:style-name="Strong_20_Emphasis"><text:span text:style-name="T56"><draw:control text:anchor-type="as-char" draw:z-index="9" draw:name="Vorm 1" draw:style-name="gr2" draw:text-style-name="P19" svg:width="0.35cm" svg:height="0.35cm" draw:control="control8"/></text:span></text:span></text:p>
          </table:table-cell>
          <table:table-cell table:style-name="_32_._5f_Installatie_5f_uitvoeren.C8" office:value-type="string">
            <text:p text:style-name="P54"><text:span text:style-name="T136">At</text:span><text:span text:style-name="T131"> </text:span><text:span text:style-name="Strong_20_Emphasis"><text:span text:style-name="T137">Configure the network</text:span></text:span><text:span text:style-name="T133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6"><text:span text:style-name="Strong_20_Emphasis"><text:span text:style-name="T138">E</text:span></text:span><text:span text:style-name="Strong_20_Emphasis"><text:span text:style-name="T139">nter </text:span></text:span><text:span text:style-name="Strong_20_Emphasis"><text:span text:style-name="T140">Hostname</text:span></text:span><text:span text:style-name="T141"> &lt;</text:span><text:span text:style-name="T142">comp</text:span><text:span text:style-name="T143">uter</text:span><text:span text:style-name="T144">name&gt;</text:span><text:span text:style-name="T145"> </text:span><text:span text:style-name="T146">and click </text:span><text:span text:style-name="Strong_20_Emphasis"><text:span text:style-name="T147">Continue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8"><text:span text:style-name="Strong_20_Emphasis"><text:span text:style-name="T56"><draw:control text:anchor-type="as-char" draw:z-index="10" draw:name="Vorm 2" draw:style-name="gr2" draw:text-style-name="P19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59"><text:span text:style-name="T148">At</text:span><text:span text:style-name="T149"> </text:span><text:span text:style-name="T150">Set up users and passwords</text:span><text:span text:style-name="T149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0"><text:span text:style-name="T151">Don</text:span><text:span text:style-name="T152">'t set </text:span><text:span text:style-name="T153">Root</text:span><text:span text:style-name="T152"> pass</text:span><text:span text:style-name="T154">w</text:span><text:span text:style-name="T152">ord</text:span><text:span text:style-name="T155"> </text:span><text:span text:style-name="T146">but click </text:span><text:span text:style-name="Strong_20_Emphasis"><text:span text:style-name="T147">Continue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1"><text:span text:style-name="T138">E</text:span><text:span text:style-name="T139">nter </text:span><text:span text:style-name="Strong_20_Emphasis"><text:span text:style-name="T156">Full name of the new user</text:span></text:span><text:span text:style-name="T157"> </text:span><text:span text:style-name="T158">&lt;user&gt;</text:span><text:span text:style-name="T145"> </text:span><text:span text:style-name="T146">and click </text:span><text:span text:style-name="Strong_20_Emphasis"><text:span text:style-name="T147">Continue</text:span></text:span><text:span text:style-name="T146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2"><text:span text:style-name="T151">Enter </text:span><text:span text:style-name="T159">User </text:span><text:span text:style-name="T160">n</text:span><text:span text:style-name="T159">ame for you</text:span><text:span text:style-name="T160">r</text:span><text:span text:style-name="T159"> account</text:span><text:span text:style-name="T161"> &lt;</text:span><text:span text:style-name="T143">USERna</text:span><text:span text:style-name="T144">me&gt;</text:span><text:span text:style-name="T145"> </text:span><text:span text:style-name="T146">and click </text:span><text:span text:style-name="Strong_20_Emphasis"><text:span text:style-name="T147">Continue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0" office:value-type="string">
            <text:p text:style-name="P63"><text:span text:style-name="T151">E</text:span><text:span text:style-name="T155">nter a </text:span><text:span text:style-name="Strong_20_Emphasis"><text:span text:style-name="T162">password</text:span></text:span><text:span text:style-name="T155"> twice</text:span><text:span text:style-name="T145"> </text:span><text:span text:style-name="T146">and click </text:span><text:span text:style-name="Strong_20_Emphasis"><text:span text:style-name="T147">Continue</text:span></text:span><text:span text:style-name="T146">.</text:span></text:p>
          </table:table-cell>
        </table:table-row>
      </table:table>
      <text:p text:style-name="P64"><text:tab/></text:p>
      <text:list text:continue-numbering="true" text:style-name="L1">
        <text:list-item>
          <text:p text:style-name="P65"><text:bookmark-start text:name="__RefNumPara__12966_2272496019"/><text:span text:style-name="Strong_20_Emphasis"><text:span text:style-name="T163">Finish installation</text:span></text:span><text:bookmark-end text:name="__RefNumPara__12966_2272496019"/></text:p>
        </text:list-item>
      </text:list>
      <text:p text:style-name="P66"><text:span text:style-name="Strong_20_Emphasis"><text:span text:style-name="T16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56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164">Log in as </text:span><text:span text:style-name="T165">&lt;user&gt;</text:span><text:span text:style-name="T164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56"><draw:control text:anchor-type="as-char" draw:z-index="19" draw:name="Vorm 7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7" office:value-type="string">
            <text:p text:style-name="P7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8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6"><text:span text:style-name="Strong_20_Emphasis"><text:span text:style-name="T70"><draw:control text:anchor-type="as-char" draw:z-index="20" draw:name="Vorm 9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4"><text:span text:style-name="T73">Choose</text:span><text:span text:style-name="T166"> </text:span><text:span text:style-name="Strong_20_Emphasis"><text:span text:style-name="T167">3</text:span></text:span><text:span text:style-name="T168"> </text:span><text:span text:style-name="T169">Finish installatio</text:span><text:span text:style-name="T170">n</text:span><text:span text:style-name="T7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1" office:value-type="string">
            <text:p text:style-name="P75">Follow the instructions on the screen.</text:p>
          </table:table-cell>
        </table:table-row>
      </table:table>
      <text:p text:style-name="P66"><text:span text:style-name="Strong_20_Emphasis"><text:span text:style-name="T164"/></text:span></text:p>
      <text:list text:continue-numbering="true" text:style-name="L1">
        <text:list-item>
          <text:p text:style-name="P76"><text:span text:style-name="Strong_20_Emphasis"><text:span text:style-name="T171">S</text:span></text:span><text:span text:style-name="Strong_20_Emphasis"><text:span text:style-name="T172">et up user</text:span></text:span></text:p>
        </text:list-item>
      </text:list>
      <text:p text:style-name="P7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T56"><draw:control text:anchor-type="as-char" draw:z-index="6" draw:name="Vorm36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8"><text:span text:style-name="T56"><draw:control text:anchor-type="as-char" draw:z-index="7" draw:name="Vorm36_ 1" draw:style-name="gr2" draw:text-style-name="P19" svg:width="0.35cm" svg:height="0.35cm" draw:control="control6"/></text:span></text:p>
          </table:table-cell>
          <table:table-cell table:style-name="Tabel2.D1" office:value-type="string">
            <text:p text:style-name="P79"><text:span text:style-name="T173">Log in as</text:span><text:span text:style-name="T164"> </text:span><text:span text:style-name="T165">&lt;user&gt;</text:span><text:span text:style-name="T174"><text:note text:id="ftn5" text:note-class="footnote"><text:note-citation>1</text:note-citation><text:note-body><text:p text:style-name="P80"><text:span text:style-name="T175">Login any additional </text:span><text:span text:style-name="T176">users</text:span><text:span text:style-name="T177"> </text:span><text:span text:style-name="T175">and follow the same steps.</text:span></text:p></text:note-body></text:note></text:span><text:span text:style-name="T164">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2" office:value-type="string">
            <text:p text:style-name="P81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26"><text:span text:style-name="T70"><draw:control text:anchor-type="as-char" draw:z-index="21" draw:name="Vorm 10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6"><text:span text:style-name="T70"><draw:control text:anchor-type="as-char" draw:z-index="22" draw:name="Vorm 11" draw:style-name="gr2" draw:text-style-name="P19" svg:width="0.35cm" svg:height="0.35cm" draw:control="control21"/></text:span></text:p>
          </table:table-cell>
          <table:table-cell table:style-name="Tabel2.D3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4" office:value-type="string">
            <text:p text:style-name="P84"><text:span text:style-name="T73">Choose</text:span><text:span text:style-name="T166"> </text:span><text:span text:style-name="Strong_20_Emphasis"><text:span text:style-name="T167">4</text:span></text:span><text:span text:style-name="T178"> </text:span><text:span text:style-name="T179">Set up user</text:span><text:span text:style-name="T77">.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5" office:value-type="string">
            <text:p text:style-name="P85">Follow the instructions on the screen.</text:p>
          </table:table-cell>
        </table:table-row>
      </table:table>
      <text:p text:style-name="P86"/>
      <text:p text:style-name="P87"/>
      <text:p text:style-name="P88"><text:span text:style-name="T180">End of checklist,</text:span><text:span text:style-name="T181"> </text:span><text:span text:style-name="T181"><text:user-field-get text:name="Distro">Debian</text:user-field-get></text:span><text:span text:style-name="T87"><text:s/></text:span><text:span text:style-name="T88">Server</text:span><text:span text:style-name="T89"> </text:span><text:span text:style-name="T180">installation is complete.</text:span></text:p>
      <text:p text:style-name="P89"/>
      <text:p text:style-name="P90"><text:span text:style-name="T182">Written</text:span><text:span text:style-name="T183"> </text:span><text:span text:style-name="T182">by</text:span><text:span text:style-name="T183"> </text:span><text:a xlink:type="simple" xlink:href="mailto:info@karelzimmer.nl?subject=Checklist%20installation%20Linux" text:style-name="Internet_20_link" text:visited-style-name="Visited_20_Internet_20_Link"><text:span text:style-name="T184">Karel Zimmer</text:span></text:a><text:span text:style-name="T185">.</text:span></text:p>
      <text:p text:style-name="P91"><text:span text:style-name="T186">License </text:span><text:span text:style-name="T187">C</text:span><text:span text:style-name="T188">C0</text:span><text:span text:style-name="T185"> 1.0 </text:span><text:span text:style-name="T18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9"><text:s/></text:span><text:span text:style-name="T18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10-13T09:55:44.363374658">13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09:55:44.292607730</dc:date>
    <meta:keyword>Installatie</meta:keyword>
    <meta:keyword>Checklist</meta:keyword>
    <meta:keyword>Linux</meta:keyword>
    <meta:editing-cycles>7086</meta:editing-cycles>
    <meta:editing-duration>P12DT13H51M45S</meta:editing-duration>
    <meta:print-date>2021-03-23T20:07:57.967210640</meta:print-date>
    <dc:creator>Karel Zimmer</dc:creator>
    <meta:document-statistic meta:table-count="4" meta:image-count="2" meta:object-count="0" meta:page-count="4" meta:paragraph-count="82" meta:word-count="419" meta:character-count="2628" meta:non-whitespace-character-count="2243"/>
    <meta:user-defined meta:name="Info 1"/>
    <meta:user-defined meta:name="Info 2"/>
    <meta:user-defined meta:name="Info 3"/>
    <meta:user-defined meta:name="Info 4"/>
  </office:meta>
</office:document-meta>
</file>